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7aae"/>
    </style:style>
    <style:style style:name="P2" style:family="paragraph" style:parent-style-name="Text_20_body">
      <style:text-properties officeooo:paragraph-rsid="00077aae"/>
    </style:style>
    <style:style style:name="T1" style:family="text">
      <style:text-properties officeooo:rsid="00077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Test ODT</text:span></text:h>
      <text:p text:style-name="P2"><text:span text:style-name="T1">This is a test file for the JSolr extract functiona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yden Young</meta:initial-creator>
    <meta:creation-date>2011-04-19T17:43:00</meta:creation-date>
    <meta:editing-cycles>1</meta:editing-cycles>
    <meta:editing-duration>PT00H02M33S</meta:editing-duration>
    <dc:description>This is a test file for JSolr extract functionality.</dc:description>
    <meta:keyword>test file</meta:keyword>
    <dc:subject>test file</dc:subject>
    <dc:title>Test File</dc:title>
    <meta:document-statistic meta:table-count="0" meta:image-count="0" meta:object-count="0" meta:page-count="1" meta:paragraph-count="2" meta:word-count="12" meta:character-count="64"/>
    <dc:date>2011-04-19T17:45:31</dc:date>
    <dc:creator>Hayden Young</dc:creator>
    <meta:generator>OpenOffice.org/3.2$Unix OpenOffice.org_project/320m19$Build-9505</meta:generator>
  </office:meta>
</office:document-meta>
</file>